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Heading_20_2">
      <style:text-properties style:font-name="Liberation Sans"/>
    </style:style>
    <style:style style:name="P3" style:family="paragraph" style:parent-style-name="Text_20_body" style:list-style-name="L1">
      <style:text-properties style:font-name="Liberation Sans" officeooo:rsid="000e47af"/>
    </style:style>
    <style:style style:name="P4" style:family="paragraph" style:parent-style-name="Text_20_body" style:list-style-name="L1">
      <style:text-properties style:font-name="Liberation Sans" officeooo:rsid="000e47af" officeooo:paragraph-rsid="000e47af"/>
    </style:style>
    <style:style style:name="P5" style:family="paragraph" style:parent-style-name="Text_20_body" style:list-style-name="L1">
      <style:text-properties style:font-name="Liberation Sans" officeooo:rsid="000f4646" officeooo:paragraph-rsid="000f4646"/>
    </style:style>
    <style:style style:name="P6" style:family="paragraph" style:parent-style-name="Text_20_body" style:list-style-name="L1">
      <style:text-properties style:font-name="Liberation Sans" officeooo:rsid="000fd06b" officeooo:paragraph-rsid="000fd06b"/>
    </style:style>
    <style:style style:name="P7" style:family="paragraph" style:parent-style-name="Text_20_body" style:list-style-name="L1">
      <style:text-properties style:font-name="Liberation Sans" officeooo:rsid="000f6be2" officeooo:paragraph-rsid="000f6be2"/>
    </style:style>
    <style:style style:name="P8" style:family="paragraph" style:parent-style-name="Text_20_body" style:list-style-name="L1">
      <style:text-properties style:font-name="Liberation Sans" officeooo:rsid="0011b19e" officeooo:paragraph-rsid="0011b19e"/>
    </style:style>
    <style:style style:name="P9" style:family="paragraph" style:parent-style-name="Text_20_body" style:list-style-name="L1">
      <style:text-properties style:font-name="Liberation Sans" officeooo:rsid="00130791" officeooo:paragraph-rsid="00130791"/>
    </style:style>
    <style:style style:name="P10" style:family="paragraph" style:parent-style-name="Text_20_body" style:list-style-name="L1">
      <style:text-properties style:font-name="Liberation Sans" officeooo:rsid="0013bd4d" officeooo:paragraph-rsid="0013bd4d"/>
    </style:style>
    <style:style style:name="P11" style:family="paragraph" style:parent-style-name="Text_20_body" style:list-style-name="L1">
      <style:text-properties officeooo:rsid="0011b19e" officeooo:paragraph-rsid="0011b19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becd"/>
    </style:style>
    <style:style style:name="T3" style:family="text">
      <style:text-properties style:font-name="Liberation Sans" officeooo:rsid="0013bd4d"/>
    </style:style>
    <style:style style:name="T4" style:family="text">
      <style:text-properties officeooo:rsid="000fd0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ewage Bug</text:h>
      <text:p text:style-name="P1"/>
      <text:list text:style-name="L1">
        <text:list-item>
          <text:p text:style-name="P3">Player</text:p>
          <text:list>
            <text:list-item>
              <text:p text:style-name="P4">Bug. With wings (double jump)</text:p>
            </text:list-item>
            <text:list-item>
              <text:p text:style-name="P4">Can ride other animals – who can eat stuff to gain powers</text:p>
            </text:list-item>
            <text:list-item>
              <text:p text:style-name="P4">Bug can fight</text:p>
            </text:list-item>
            <text:list-item>
              <text:p text:style-name="P5">Hunger or stamina?</text:p>
            </text:list-item>
            <text:list-item>
              <text:p text:style-name="P11"><text:span text:style-name="T1">Gains: Wings, Sword, Shield, temporary light, </text:span><text:span text:style-name="T2">better teeth →</text:span><text:span text:style-name="T1"> Ground pound (food), </text:span><text:span text:style-name="T3">slide on back, glide, throw (enemy), sense / smell, dig into ground, </text:span></text:p>
            </text:list-item>
          </text:list>
        </text:list-item>
        <text:list-item>
          <text:p text:style-name="P4">Environment &amp; Enemies</text:p>
          <text:list>
            <text:list-item>
              <text:p text:style-name="P5">Sewer. With areas like downtown, uptown, industrial, abandoned, construction</text:p>
            </text:list-item>
            <text:list-item>
              <text:p text:style-name="P5">Water prevents wings from working for 3 seconds</text:p>
            </text:list-item>
            <text:list-item>
              <text:p text:style-name="P5">Sludge prevents wings from working until cleaned with water</text:p>
            </text:list-item>
          </text:list>
        </text:list-item>
        <text:list-item>
          <text:p text:style-name="P4">Story / Theme</text:p>
          <text:list>
            <text:list-item>
              <text:p text:style-name="P4">Get home? Save the World or save X?</text:p>
            </text:list-item>
            <text:list-item>
              <text:p text:style-name="P6">Open world. Light up lights to reuse areas. Side quest to light up area for someone. </text:p>
            </text:list-item>
            <text:list-item>
              <text:p text:style-name="P4">Collectibles (Collect 10 bug asses to get more Story information)</text:p>
            </text:list-item>
            <text:list-item>
              <text:p text:style-name="P5">Side character? The nice shop owner? The mosquito that follows and talks to me? The old wise person giving me hints?</text:p>
            </text:list-item>
          </text:list>
        </text:list-item>
        <text:list-item>
          <text:p text:style-name="P7">Enemy Design</text:p>
          <text:list>
            <text:list-item>
              <text:p text:style-name="P7">Tiny Robots</text:p>
            </text:list-item>
            <text:list-item>
              <text:p text:style-name="P7">Ants. <text:span text:style-name="T4">Call for help when killed</text:span></text:p>
            </text:list-item>
            <text:list-item>
              <text:p text:style-name="P7">Rats or other giant animals. Bird? Snake</text:p>
            </text:list-item>
            <text:list-item>
              <text:p text:style-name="P6">Fungus</text:p>
            </text:list-item>
            <text:list-item>
              <text:p text:style-name="P6">Flying bugs</text:p>
            </text:list-item>
            <text:list-item>
              <text:p text:style-name="P6">Gecko</text:p>
            </text:list-item>
            <text:list-item>
              <text:p text:style-name="P6">Spiders (web only visible when light shines on it)</text:p>
            </text:list-item>
            <text:list-item>
              <text:p text:style-name="P6">Slugs / snails – who create sludge</text:p>
            </text:list-item>
            <text:list-item>
              <text:p text:style-name="P6">Fly Trap plants or similar</text:p>
            </text:list-item>
            <text:list-item>
              <text:p text:style-name="P6">Worms</text:p>
            </text:list-item>
            <text:list-item>
              <text:p text:style-name="P8">Spitting bugs</text:p>
            </text:list-item>
            <text:list-item>
              <text:p text:style-name="P9"><text:soft-page-break/>Maggot -(food)→ Fly -(food)→ Eggs …</text:p>
            </text:list-item>
            <text:list-item>
              <text:p text:style-name="P9">Mosquito larvae → Mosquito</text:p>
            </text:list-item>
            <text:list-item>
              <text:p text:style-name="P10">Moths. Attracted to Light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2:50:47.344285510</meta:creation-date>
    <dc:date>2023-12-02T22:06:26.493000000</dc:date>
    <meta:editing-duration>PT1H39M44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1" meta:word-count="224" meta:character-count="1162" meta:non-whitespace-character-count="995"/>
  </office:meta>
</office:document-meta>
</file>